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cm" fo:margin-bottom="0.494cm" style:contextual-spacing="false" fo:line-height="100%"/>
      <style:text-properties officeooo:paragraph-rsid="0003e1a4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  <style:text-properties officeooo:paragraph-rsid="0003e1a4"/>
    </style:style>
    <style:style style:name="P3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03e1a4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03e1a4"/>
    </style:style>
    <style:style style:name="P5" style:family="paragraph" style:parent-style-name="Standard" style:list-style-name="WWNum1">
      <style:paragraph-properties fo:margin-top="0.494cm" fo:margin-bottom="0cm" style:contextual-spacing="false" fo:line-height="100%"/>
      <style:text-properties officeooo:paragraph-rsid="0003e1a4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2" style:family="text">
      <style:text-properties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2">Klucz obcy ( foreign key )</text:span></text:h>
      <text:p text:style-name="P4"><text:span text:style-name="T1">Ten typ klucza wykorzystywany jest do tworzenia relacji pomiedzy parą tabel. Wartośa klucza obcego w jednej tabeli ( tabeli zale?nej ) musi korespondowaa do wartości klucza podstawowego lub kandydującego w drugiej tabeli ( tabeli nadrzednej ). Klucz obcy wymusza wiezi integralności. Przy ustalaniu zale?ności pomiedzy tabelami mo?na ustalia jakie dzia3ania bedą podejmowane w przypadku aktualizacji lub usuwaniu rekordu z tabeli nadrzednej: </text:span></text:p>
      <text:list xml:id="list2965758526" text:style-name="WWNum1">
        <text:list-item>
          <text:p text:style-name="P5"><text:span text:style-name="T1">CASCADE </text:span></text:p>
          <text:list>
            <text:list-item>
              <text:p text:style-name="P3"><text:span text:style-name="T1">ON UPDATE CASCADE - zmiana klucza w tabeli nadrzednej powoduje zmiane klucza obcego w tabeli zależnej </text:span></text:p>
            </text:list-item>
            <text:list-item>
              <text:p text:style-name="P3"><text:span text:style-name="T1">ON DELETE CASCADE - usuniecie rekordu z tabeli nadrzednej powoduje usuniecie korespondujacego rekordu z tabeli zależnej </text:span></text:p>
            </text:list-item>
          </text:list>
        </text:list-item>
        <text:list-item>
          <text:p text:style-name="P3"><text:span text:style-name="T1">RESTRICT </text:span></text:p>
          <text:list>
            <text:list-item>
              <text:p text:style-name="P3"><text:span text:style-name="T1">ON UPDATE RESTRICT - nie może zostaa przeprowadzona żadna aktualizacja w rekordzie tabeli nadrzednej, jeśli istnieje powiązany rekord w tabeli zależnej </text:span></text:p>
            </text:list-item>
            <text:list-item>
              <text:p text:style-name="P3"><text:span text:style-name="T1">ON DELETE RESTRICT - nie można usunąa rekordu z tabeli nadrzednej jeśli istnieje powiązany rekord w tabeli zależnej</text:span></text:p>
            </text:list-item>
          </text:list>
        </text:list-item>
        <text:list-item>
          <text:p text:style-name="P3"><text:span text:style-name="T1">SET NULL </text:span></text:p>
          <text:list>
            <text:list-item>
              <text:p text:style-name="P3"><text:span text:style-name="T1">ON UPDATE SET NULL - w przypadku zmiany klucza podstawowego w tabeli nadrzednej wstaw wartośa NULL dla klucza obcego w tabeli zależnej </text:span></text:p>
            </text:list-item>
            <text:list-item>
              <text:p text:style-name="P3"><text:span text:style-name="T1">ON DELETE SET NULL - w przypadku usuniecia rekordu w tabeli nadrzednej wstaw wartośa NULL dla klucza obcego w tabeli zależnej</text:span></text:p>
            </text:list-item>
          </text:list>
        </text:list-item>
        <text:list-item>
          <text:p text:style-name="P3"><text:span text:style-name="T1">SET DEFAULT </text:span></text:p>
          <text:list>
            <text:list-item>
              <text:p text:style-name="P3"><text:span text:style-name="T1">ON UPDATE SET DEFAULT - w przypadku zmiany klucza podstawowego w tabeli nadrzednej ustal wartośa domyślną ( DEFAULT ) dla klucza obcego</text:span></text:p>
            </text:list-item>
            <text:list-item>
              <text:p text:style-name="P3"><text:span text:style-name="T1">ON DELETE SET DEFAULT - w przypadku usuniecia rekordu w tabeli nadrzednej ustal wartośa domyślną ( DEFAULT ) dla klucza obcego</text:span></text:p>
            </text:list-item>
          </text:list>
        </text:list-item>
        <text:list-item>
          <text:p text:style-name="P1"><text:span text:style-name="T1">ON UPDATE NO ACTION - w przypadku zmiany klucza podstawowego w tabeli nadrzednej nie zmieniaj wartości dla klucza obceg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2-09-26T11:27:46.796000000</dc:date>
    <meta:editing-duration>PT39S</meta:editing-duration>
    <meta:editing-cycles>3</meta:editing-cycles>
    <meta:document-statistic meta:table-count="0" meta:image-count="0" meta:object-count="0" meta:page-count="1" meta:paragraph-count="15" meta:word-count="262" meta:character-count="1649" meta:non-whitespace-character-count="1406"/>
  </office:meta>
</office:document-meta>
</file>